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30000004AA99E89B46.jpg"/>
  <manifest:file-entry manifest:media-type="image/png" manifest:full-path="Pictures/10000000000002EE0000012C37B3FF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d0f08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8pt" style:font-size-asian="28pt" style:font-size-complex="28pt"/>
    </style:style>
    <style:style style:name="P3" style:family="paragraph">
      <style:paragraph-properties fo:text-align="center"/>
      <style:text-properties fo:font-size="66pt" style:font-size-asian="66pt" style:font-size-complex="66pt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8cm" svg:height="3.855cm" svg:x="0cm" svg:y="17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9.525cm" svg:height="3.855cm" svg:x="0cm" svg:y="17.145cm">
          <draw:image xlink:href="Pictures/10000000000002EE0000012C37B3FFB3.png" xlink:type="simple" xlink:show="embed" xlink:actuate="onLoad">
            <text:p/>
          </draw:image>
        </draw:frame>
        <draw:custom-shape draw:style-name="gr3" draw:text-style-name="P2" draw:layer="layout" svg:width="16.51cm" svg:height="2.54cm" svg:x="11.43cm" svg:y="17.78cm">
          <text:p text:style-name="P2"><text:span text:style-name="T1">Eloy Durán</text:span></text:p>
          <text:p text:style-name="P2"><text:span text:style-name="T1">@alloy | eloy@fngtps.co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8cm" svg:height="5.08cm" svg:x="0cm" svg:y="0cm">
          <text:p text:style-name="P1"><text:span text:style-name="T2">MacRub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94cm" svg:height="8.89cm" svg:x="0cm" svg:y="5.715cm">
          <text:p text:style-name="P4"><text:span text:style-name="T3">Building a Cocoa application,</text:span></text:p>
          <text:p text:style-name="P4"><text:span text:style-name="T3">the real life wa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28.296cm" svg:height="21.2cm" svg:x="0cm" svg:y="0cm">
          <draw:image xlink:href="Pictures/1000000000000630000004AA99E89B46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1-19T11:01:31</meta:creation-date>
    <meta:editing-duration>PT00H26M00S</meta:editing-duration>
    <meta:editing-cycles>2</meta:editing-cycles>
    <dc:date>2011-01-19T11:27:22</dc:date>
    <meta:document-statistic meta:object-count="31"/>
    <meta:generator>NeoOffice/3.1.1$Unix OpenOffice.org_project/Patch 1</meta:generator>
  </office:meta>
</office:document-meta>
</file>